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6507in" fo:margin-left="-0.075in" fo:margin-top="0in" fo:margin-bottom="0in" table:align="left" style:writing-mode="lr-tb"/>
    </style:style>
    <style:style style:name="Table1.A" style:family="table-column">
      <style:table-column-properties style:column-width="1.559in"/>
    </style:style>
    <style:style style:name="Table1.B" style:family="table-column">
      <style:table-column-properties style:column-width="2.109in"/>
    </style:style>
    <style:style style:name="Table1.C" style:family="table-column">
      <style:table-column-properties style:column-width="1.1361in"/>
    </style:style>
    <style:style style:name="Table1.D" style:family="table-column">
      <style:table-column-properties style:column-width="1.8458in"/>
    </style:style>
    <style:style style:name="Table1.1" style:family="table-row">
      <style:table-row-properties style:min-row-height="0.230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368in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style:font-name="Times New Roman" fo:font-size="11pt" fo:language="en" fo:country="US" fo:font-weight="bold" style:letter-kerning="false" style:font-name-asian="宋体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Times New Roman" fo:font-size="11pt" fo:language="en" fo:country="US" fo:font-weight="bold" officeooo:rsid="0004477f" officeooo:paragraph-rsid="0004477f" style:letter-kerning="false" style:font-name-asian="宋体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margin-top="0.1665in" fo:margin-bottom="0in" style:contextual-spacing="false" fo:line-height="115%" fo:text-align="justify" style:justify-single-word="false" fo:orphans="2" fo:widows="2"/>
      <style:text-properties style:font-name="Times New Roman" fo:font-size="11pt" fo:language="en" fo:country="US" style:letter-kerning="false" style:font-name-asian="宋体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top="0.1665in" fo:margin-bottom="0in" style:contextual-spacing="false" fo:line-height="100%" fo:text-align="justify" style:justify-single-word="false" fo:orphans="2" fo:widows="2"/>
      <style:text-properties style:font-name="Times New Roman" fo:font-size="11pt" fo:language="en" fo:country="US" style:letter-kerning="false" style:font-name-asian="宋体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.1665in" fo:margin-bottom="0in" style:contextual-spacing="false" fo:line-height="150%" fo:text-align="start" style:justify-single-word="false" fo:orphans="2" fo:widows="2"/>
      <style:text-properties fo:language="en" fo:country="US" style:letter-kerning="false" style:font-name-asian="宋体" style:language-asian="en" style:country-asian="US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/>
      <style:text-properties fo:language="en" fo:country="US" style:letter-kerning="false" style:font-name-asian="宋体" style:language-asian="en" style:country-asian="US" style:language-complex="ar" style:country-complex="SA"/>
    </style:style>
    <style:style style:name="P9" style:family="paragraph" style:parent-style-name="Standard">
      <style:paragraph-properties fo:margin-top="0.1665in" fo:margin-bottom="0in" style:contextual-spacing="false" fo:line-height="115%" fo:text-align="justify" style:justify-single-word="false" fo:orphans="2" fo:widows="2"/>
      <style:text-properties fo:language="en" fo:country="US" style:letter-kerning="false" style:font-name-asian="宋体" style:language-asian="en" style:country-asian="US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4477f" style:font-size-asian="12pt" style:font-weight-asian="bold" style:font-name-complex="Times New Roman1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PL1 Project Proposal Form, 20</text:span><text:span text:style-name="T3">22</text:span></text:p>
      <text:p text:style-name="P1"><text:span text:style-name="T1">Institute of Information Technology (IIT)</text:span></text:p>
      <text:p text:style-name="P1"><text:span text:style-name="T1">University of Dhaka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<text:span text:style-name="T1">Student’s Name:</text:span></text:p>
          </table:table-cell>
          <table:table-cell table:style-name="Table1.A1" table:number-columns-spanned="3" office:value-type="string">
            <text:p text:style-name="P4">Mst. <text:s/>Fareya <text:s/>Azam Kame <text:s/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7"><text:span text:style-name="T1">Student’s Roll:</text:span></text:p>
          </table:table-cell>
          <table:table-cell table:style-name="Table1.A1" office:value-type="string">
            <text:p text:style-name="P4">1331</text:p>
          </table:table-cell>
          <table:table-cell table:style-name="Table1.A1" office:value-type="string">
            <text:p text:style-name="P7"><text:span text:style-name="T1">Phone:</text:span></text:p>
          </table:table-cell>
          <table:table-cell table:style-name="Table1.A1" office:value-type="string">
            <text:p text:style-name="P4">01792911196</text:p>
          </table:table-cell>
        </table:table-row>
        <table:table-row table:style-name="Table1.3">
          <table:table-cell table:style-name="Table1.A1" table:number-columns-spanned="4" office:value-type="string">
            <text:p text:style-name="P3"/>
            <text:p text:style-name="P8"><text:span text:style-name="T1">Project Description:</text:span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9"><text:span text:style-name="T1">Languages or Tools to be used:</text:span></text:p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<text:span text:style-name="T1">Supervisor’s Name:____</text:span><text:span text:style-name="T2">Dr. Sumon Ahmed</text:span><text:span text:style-name="T1">____________________________</text:span></text:p>
            <text:p text:style-name="P9"><text:span text:style-name="T1">Signature of the supervisor:_________________________</text:span></text:p>
            <text:p text:style-name="P9"><text:span text:style-name="T1">Date: ______</text:span><text:span text:style-name="T2">28-12-2022</text:span><text:span text:style-name="T1">__________________</text:span></text:p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en" style:country-asian="US" style:font-name-complex="宋体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07:31:36</meta:creation-date>
    <meta:initial-creator>iit</meta:initial-creator>
    <meta:print-date>2018-02-26T06:56:00</meta:print-date>
    <dc:date>2022-12-28T11:54:09.376575661</dc:date>
    <meta:editing-cycles>18</meta:editing-cycles>
    <meta:editing-duration>PT6M34S</meta:editing-duration>
    <meta:generator>LibreOffice/7.3.6.2$Linux_X86_64 LibreOffice_project/30$Build-2</meta:generator>
    <meta:document-statistic meta:table-count="1" meta:image-count="0" meta:object-count="0" meta:page-count="1" meta:paragraph-count="14" meta:word-count="42" meta:character-count="376" meta:non-whitespace-character-count="344"/>
    <meta:user-defined meta:name="AppVersion">15.000</meta:user-defined>
    <meta:user-defined meta:name="ICV">9f64aaa81f824e95a7da8de8cb010f17</meta:user-defined>
    <meta:template xlink:type="simple" xlink:actuate="onRequest" xlink:title="Normal.dotm" xlink:href=""/>
  </office:meta>
</office:document-meta>
</file>